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AE6F9514.png" manifest:media-type="image/png"/>
  <manifest:file-entry manifest:full-path="Pictures/1000030400000E5500000567B1CC0C18.svg" manifest:media-type="image/svg+xml"/>
  <manifest:file-entry manifest:full-path="Pictures/1000020100000071000000715031F3C3.png" manifest:media-type="image/png"/>
  <manifest:file-entry manifest:full-path="Pictures/10001A9900000BB000000BB067687AF0.svg" manifest:media-type="image/svg+xml"/>
  <manifest:file-entry manifest:full-path="Pictures/100002010000034F000002AAB77B3720.png" manifest:media-type="image/png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jsMath-cmbx10" svg:font-family="jsMath-cmbx10" style:font-pitch="variable"/>
    <style:font-face style:name="jsMath-cmmi10" svg:font-family="jsMath-cmmi10" style:font-pitch="variable"/>
    <style:font-face style:name="jsMath-cmr10" svg:font-family="jsMath-cmr10" style:font-pitch="variable"/>
    <style:font-face style:name="jsMath-cmss10" svg:font-family="jsMath-cmss10" style:font-pitch="variable"/>
    <style:font-face style:name="jsMath-cmsy10" svg:font-family="jsMath-cmsy10" style:font-pitch="variable"/>
    <style:font-face style:name="jsMath-eufb10" svg:font-family="jsMath-eufb10" style:font-pitch="variable"/>
    <style:font-face style:name="jsMath-msbm10" svg:font-family="jsMath-msbm10" style:font-pitch="variable"/>
    <style:font-face style:name="jsMath-rsfs10" svg:font-family="jsMath-rsfs10" style:font-pitch="variable"/>
    <style:font-face style:name="文鼎ＰＬ简报宋" svg:font-family="文鼎ＰＬ简报宋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AR PL UKai CN" fo:font-size="7.5pt" style:font-name-asian="AR PL UKai CN" style:font-size-asian="7.5pt" style:font-size-complex="7.5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style:font-name="AR PL UKai CN" fo:font-size="7.5pt" style:font-name-asian="AR PL UKai CN" style:font-size-asian="7.5pt" style:font-size-complex="7.5pt"/>
    </style:style>
    <style:style style:name="T2" style:family="text">
      <style:text-properties style:font-name="jsMath-cmbx10" fo:font-size="36pt" style:font-size-asian="36pt" style:font-size-complex="36pt"/>
    </style:style>
    <style:style style:name="T3" style:family="text">
      <style:text-properties style:font-name="jsMath-cmr10" fo:font-size="36pt" style:font-size-asian="36pt" style:font-size-complex="36pt"/>
    </style:style>
    <style:style style:name="T4" style:family="text">
      <style:text-properties style:font-name="jsMath-cmmi10" fo:font-size="36pt" style:font-size-asian="36pt" style:font-size-complex="36pt"/>
    </style:style>
    <style:style style:name="T5" style:family="text">
      <style:text-properties style:font-name="jsMath-cmss10" fo:font-size="36pt" style:font-size-asian="36pt" style:font-size-complex="36pt"/>
    </style:style>
    <style:style style:name="T6" style:family="text">
      <style:text-properties style:font-name="jsMath-eufb10" fo:font-size="36pt" style:font-size-asian="36pt" style:font-size-complex="36pt"/>
    </style:style>
    <style:style style:name="T7" style:family="text">
      <style:text-properties style:font-name="jsMath-msbm10" fo:font-size="36pt" style:font-size-asian="36pt" style:font-size-complex="36pt"/>
    </style:style>
    <style:style style:name="T8" style:family="text">
      <style:text-properties style:font-name="jsMath-rsfs1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9cm" svg:height="2.587cm" svg:x="0cm" svg:y="4.376cm">
          <draw:text-box>
            <text:p text:style-name="P1"><text:span text:style-name="T1">MathOCR——</text:span><text:span text:style-name="T1">一个科技文档识别系统</text:span></text:p>
            <text:p text:style-name="P1"><text:span text:style-name="T1">版权所有 </text:span><text:span text:style-name="T1">(c)2014, 2015 </text:span><text:span text:style-name="T1">陈颂光（</text:span><text:span text:style-name="T1"><text:a xlink:href="mailto:1m02math@126.com" xlink:type="simple">1m02math@126.com</text:a></text:span><text:span text:style-name="T1">）</text:span></text:p>
            <text:p text:style-name="P1"><text:span text:style-name="T1"/></text:p>
            <text:p text:style-name="P1"><text:span text:style-name="T1">MathOCR</text:span><text:span text:style-name="T1">是一个自由软件：你可以在自由软件基金会的</text:span><text:span text:style-name="T1">GNU</text:span><text:span text:style-name="T1">通用公共许可证版本</text:span><text:span text:style-name="T1">3</text:span><text:span text:style-name="T1">或（按你的意愿）更新版本的条款下重新发布和（或）修改它。</text:span></text:p>
            <text:p text:style-name="P1"><text:span text:style-name="T1">MathOCR</text:span><text:span text:style-name="T1">被发布是期望它会有用，但沒有任何任何担保，甚至沒有暗示的适销性或适应特定用途的保证。</text:span></text:p>
          </draw:text-box>
        </draw:frame>
        <draw:frame draw:style-name="gr2" draw:text-style-name="P2" draw:layer="layout" svg:width="6.7cm" svg:height="3.24cm" svg:x="0.3cm" svg:y="0.9cm">
          <draw:text-box>
            <text:p text:style-name="P2"><text:span text:style-name="T2">M</text:span><text:span text:style-name="T3">a</text:span><text:span text:style-name="T4">t</text:span><text:span text:style-name="T5">h</text:span></text:p>
            <text:p text:style-name="P2"><text:span text:style-name="T5"><text:tab/></text:span><text:span text:style-name="T5"><text:tab/></text:span><text:span text:style-name="T6">O</text:span><text:span text:style-name="T7">C</text:span><text:span text:style-name="T8">R</text:span></text:p>
          </draw:text-box>
        </draw:frame>
        <draw:frame draw:style-name="gr3" draw:text-style-name="P3" draw:layer="layout" svg:width="2cm" svg:height="1.4cm" svg:x="4cm" svg:y="0.4cm">
          <draw:image xlink:href="Pictures/100002010000034F000002AAB77B3720.png" xlink:type="simple" xlink:show="embed" xlink:actuate="onLoad">
            <text:p/>
          </draw:image>
        </draw:frame>
        <draw:frame draw:style-name="gr3" draw:text-style-name="P3" draw:layer="layout" svg:width="1.912cm" svg:height="1.633cm" svg:x="7.288cm" svg:y="1.5cm">
          <draw:image xlink:href="Pictures/10001A9900000BB000000BB067687AF0.svg" xlink:type="simple" xlink:show="embed" xlink:actuate="onLoad">
            <text:p/>
          </draw:image>
          <draw:image xlink:href="Pictures/1000020100000071000000715031F3C3.png" xlink:type="simple" xlink:show="embed" xlink:actuate="onLoad"/>
        </draw:frame>
        <draw:frame draw:style-name="gr3" draw:text-style-name="P3" draw:layer="layout" svg:width="2.565cm" svg:height="1.491cm" svg:x="5.735cm" svg:y="0.109cm">
          <draw:image xlink:href="Pictures/1000030400000E5500000567B1CC0C18.svg" xlink:type="simple" xlink:show="embed" xlink:actuate="onLoad">
            <text:p/>
          </draw:image>
          <draw:image xlink:href="Pictures/100002010000008B00000034AE6F951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jsMath-cmbx10" svg:font-family="jsMath-cmbx10" style:font-pitch="variable"/>
    <style:font-face style:name="jsMath-cmmi10" svg:font-family="jsMath-cmmi10" style:font-pitch="variable"/>
    <style:font-face style:name="jsMath-cmr10" svg:font-family="jsMath-cmr10" style:font-pitch="variable"/>
    <style:font-face style:name="jsMath-cmss10" svg:font-family="jsMath-cmss10" style:font-pitch="variable"/>
    <style:font-face style:name="jsMath-cmsy10" svg:font-family="jsMath-cmsy10" style:font-pitch="variable"/>
    <style:font-face style:name="jsMath-eufb10" svg:font-family="jsMath-eufb10" style:font-pitch="variable"/>
    <style:font-face style:name="jsMath-msbm10" svg:font-family="jsMath-msbm10" style:font-pitch="variable"/>
    <style:font-face style:name="jsMath-rsfs10" svg:font-family="jsMath-rsfs10" style:font-pitch="variable"/>
    <style:font-face style:name="文鼎ＰＬ简报宋" svg:font-family="文鼎ＰＬ简报宋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正黑" svg:font-family="文泉驿正黑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wong</meta:initial-creator>
    <meta:creation-date>2015-03-22T16:05:58.455994967</meta:creation-date>
    <dc:date>2015-03-22T16:32:00.940143798</dc:date>
    <dc:creator>kwong</dc:creator>
    <meta:editing-duration>PT16S</meta:editing-duration>
    <meta:editing-cycles>1</meta:editing-cycles>
    <meta:document-statistic meta:object-count="5"/>
    <meta:generator>LibreOffice/4.3.3.2$Linux_X86_64 LibreOffice_project/430m0$Build-2</meta:generator>
  </office:meta>
</office:document-meta>
</file>